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70000003627524EA38A6C3109.png" manifest:media-type="image/png"/>
  <manifest:file-entry manifest:full-path="Pictures/100002010000005300000053D0B353FD2ECE2D94.png" manifest:media-type="image/png"/>
  <manifest:file-entry manifest:full-path="Pictures/100002010000002B000000536870ACE58F5098DC.png" manifest:media-type="image/png"/>
  <manifest:file-entry manifest:full-path="Pictures/10000201000001EA000000FD9076076335F69F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  <style:paragraph-properties style:writing-mode="lr-tb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  <style:paragraph-properties style:writing-mode="lr-tb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  <style:paragraph-properties style:writing-mode="lr-tb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3" style:family="graphic" style:parent-style-name="standard">
      <style:graphic-properties draw:stroke="none" svg:stroke-color="#000000" draw:fill="none" draw:fill-color="#ffffff" fo:min-height="0.508cm"/>
      <style:paragraph-properties style:writing-mode="lr-tb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erif" fo:font-size="6pt" style:font-size-asian="6pt" style:font-name-complex="DejaVuSans1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Liberation Serif" fo:font-size="6pt" fo:font-weight="bold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0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1.195cm" svg:x2="4.592cm" svg:y2="1.195cm">
          <text:p/>
        </draw:line>
        <draw:line draw:style-name="gr3" draw:text-style-name="P2" draw:layer="layout" svg:x1="3.376cm" svg:y1="1.322cm" svg:x2="3.63cm" svg:y2="1.068cm">
          <text:p/>
        </draw:line>
        <draw:frame draw:style-name="gr4" draw:text-style-name="P4" draw:layer="layout" svg:width="0.51cm" svg:height="0.284cm" svg:x="3.417cm" svg:y="0.784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0.934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0.934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0.934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2.295cm" svg:x2="4.592cm" svg:y2="2.295cm">
          <text:p/>
        </draw:line>
        <draw:line draw:style-name="gr3" draw:text-style-name="P2" draw:layer="layout" svg:x1="3.376cm" svg:y1="2.422cm" svg:x2="3.63cm" svg:y2="2.168cm">
          <text:p/>
        </draw:line>
        <draw:line draw:style-name="gr2" draw:text-style-name="P2" draw:layer="layout" svg:x1="6.665cm" svg:y1="1.773cm" svg:x2="8.062cm" svg:y2="1.773cm">
          <text:p/>
        </draw:line>
        <draw:line draw:style-name="gr3" draw:text-style-name="P2" draw:layer="layout" svg:x1="6.846cm" svg:y1="1.9cm" svg:x2="7.1cm" svg:y2="1.646cm">
          <text:p/>
        </draw:line>
        <draw:frame draw:style-name="gr8" draw:text-style-name="P9" draw:layer="layout" svg:width="0.84cm" svg:height="0.33cm" svg:x="6.735cm" svg:y="1.9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1.362cm">
          <draw:text-box>
            <text:p text:style-name="P3"><text:span text:style-name="T1">3</text:span><text:span text:style-name="T1">2</text:span><text:span text:style-name="T1">-</text:span><text:span text:style-name="T1">b</text:span><text:span text:style-name="T1">i</text:span><text:span text:style-name="T1">t</text:span></text:p>
          </draw:text-box>
        </draw:frame>
        <draw:frame draw:style-name="gr8" draw:text-style-name="P9" draw:layer="layout" svg:width="0.84cm" svg:height="0.33cm" svg:x="3.265cm" svg:y="1.376cm">
          <draw:text-box>
            <text:p text:style-name="P3"><text:span text:style-name="T3">I</text:span><text:span text:style-name="T3">E</text:span><text:span text:style-name="T3">E</text:span><text:span text:style-name="T3">E</text:span><text:span text:style-name="T3"> </text:span><text:span text:style-name="T3">7</text:span><text:span text:style-name="T3">5</text:span><text:span text:style-name="T3">4</text:span></text:p>
          </draw:text-box>
        </draw:frame>
        <draw:custom-shape draw:style-name="gr5" draw:text-style-name="P6" draw:layer="layout" svg:width="0.508cm" svg:height="0.508cm" svg:x="0.033cm" svg:y="2.034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cm" svg:y="2.034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9cm" svg:y="2.034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1cm" svg:height="0.284cm" svg:x="3.417cm" svg:y="1.884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3.265cm" svg:y="2.476cm">
          <draw:text-box>
            <text:p text:style-name="P3"><text:span text:style-name="T3">IEEE 754</text:span></text:p>
          </draw:text-box>
        </draw:frame>
        <draw:frame draw:style-name="gr9" draw:text-style-name="P10" draw:layer="layout" svg:width="0.239cm" svg:height="0.314cm" svg:x="0.032cm" svg:y="3.789cm">
          <draw:text-box>
            <text:p><text:span text:style-name="T4">b)</text:span></text:p>
          </draw:text-box>
        </draw:frame>
        <draw:frame draw:style-name="gr10" draw:text-style-name="P2" draw:layer="layout" svg:width="1.844cm" svg:height="0.952cm" svg:x="4.711cm" svg:y="1.294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0" draw:text-style-name="P2" draw:layer="layout" svg:width="0.13cm" svg:height="0.251cm" svg:x="2.736cm" svg:y="1.063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0" draw:text-style-name="P2" draw:layer="layout" svg:width="0.256cm" svg:height="0.256cm" svg:x="2.676cm" svg:y="2.151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0" draw:text-style-name="P2" draw:layer="layout" svg:width="0.156cm" svg:height="0.216cm" svg:x="8.228cm" svg:y="1.661cm">
          <draw:image xlink:href="Pictures/10000201000000270000003627524EA38A6C3109.png" xlink:type="simple" xlink:show="embed" xlink:actuate="onLoad" loext:mime-type="image/png">
            <text:p/>
          </draw:image>
        </draw:frame>
        <draw:custom-shape draw:style-name="gr1" draw:text-style-name="P1" draw:layer="layout" svg:width="2.091cm" svg:height="2.108cm" svg:x="4.595cm" svg:y="4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cm" svg:y1="4.709cm" svg:x2="4.587cm" svg:y2="4.709cm">
          <text:p/>
        </draw:line>
        <draw:line draw:style-name="gr3" draw:text-style-name="P2" draw:layer="layout" svg:x1="3.371cm" svg:y1="4.836cm" svg:x2="3.625cm" svg:y2="4.582cm">
          <text:p/>
        </draw:line>
        <draw:frame draw:style-name="gr4" draw:text-style-name="P4" draw:layer="layout" svg:width="0.51cm" svg:height="0.284cm" svg:x="3.412cm" svg:y="4.298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28cm" svg:y="4.4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36cm" svg:y="4.44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4.44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cm" svg:y1="5.809cm" svg:x2="4.587cm" svg:y2="5.809cm">
          <text:p/>
        </draw:line>
        <draw:line draw:style-name="gr3" draw:text-style-name="P2" draw:layer="layout" svg:x1="3.371cm" svg:y1="5.936cm" svg:x2="3.625cm" svg:y2="5.682cm">
          <text:p/>
        </draw:line>
        <draw:line draw:style-name="gr2" draw:text-style-name="P2" draw:layer="layout" svg:x1="6.66cm" svg:y1="5.287cm" svg:x2="8.057cm" svg:y2="5.287cm">
          <text:p/>
        </draw:line>
        <draw:line draw:style-name="gr3" draw:text-style-name="P2" draw:layer="layout" svg:x1="6.841cm" svg:y1="5.414cm" svg:x2="7.095cm" svg:y2="5.16cm">
          <text:p/>
        </draw:line>
        <draw:frame draw:style-name="gr8" draw:text-style-name="P9" draw:layer="layout" svg:width="0.84cm" svg:height="0.33cm" svg:x="6.73cm" svg:y="5.45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2cm" svg:y="4.876cm">
          <draw:text-box>
            <text:p text:style-name="P3"><text:span text:style-name="T1">32-bit</text:span></text:p>
          </draw:text-box>
        </draw:frame>
        <draw:frame draw:style-name="gr11" draw:text-style-name="P11" draw:layer="layout" svg:width="0.57cm" svg:height="0.627cm" svg:x="3.26cm" svg:y="5.976cm">
          <draw:text-box>
            <text:p text:style-name="P3"><text:span text:style-name="T5">HF6</text:span></text:p>
          </draw:text-box>
        </draw:frame>
        <draw:custom-shape draw:style-name="gr6" draw:text-style-name="P7" draw:layer="layout" svg:width="0.889cm" svg:height="0.508cm" svg:x="0.536cm" svg:y="5.548cm">
          <text:p text:style-name="P5"><text:span text:style-name="T2">exponent</text:span></text:p>
          <text:p text:style-name="P5"><text:span text:style-name="T2">4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5.548cm">
          <text:p text:style-name="P5"><text:span text:style-name="T2">mantissa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0.84cm" svg:height="0.33cm" svg:x="3.26cm" svg:y="4.89cm">
          <draw:text-box>
            <text:p text:style-name="P3"><text:span text:style-name="T3">IEEE 754</text:span></text:p>
          </draw:text-box>
        </draw:frame>
        <draw:custom-shape draw:style-name="gr5" draw:text-style-name="P6" draw:layer="layout" svg:width="0.508cm" svg:height="0.508cm" svg:x="0.028cm" svg:y="5.5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844cm" svg:height="0.952cm" svg:x="4.706cm" svg:y="4.81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0" draw:text-style-name="P2" draw:layer="layout" svg:width="0.13cm" svg:height="0.251cm" svg:x="2.731cm" svg:y="4.545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0" draw:text-style-name="P2" draw:layer="layout" svg:width="0.256cm" svg:height="0.256cm" svg:x="2.671cm" svg:y="5.663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0" draw:text-style-name="P2" draw:layer="layout" svg:width="0.156cm" svg:height="0.216cm" svg:x="8.223cm" svg:y="5.179cm">
          <draw:image xlink:href="Pictures/10000201000000270000003627524EA38A6C3109.png" xlink:type="simple" xlink:show="embed" xlink:actuate="onLoad" loext:mime-type="image/png">
            <text:p/>
          </draw:image>
        </draw:frame>
        <draw:line draw:style-name="gr12" draw:text-style-name="P2" draw:layer="layout" svg:x1="0cm" svg:y1="3.369cm" svg:x2="8.89cm" svg:y2="3.369cm">
          <text:p/>
        </draw:line>
        <draw:frame draw:style-name="gr13" draw:text-style-name="P12" draw:layer="layout" svg:width="8.89cm" svg:height="0.508cm" svg:x="0cm" svg:y="3.523cm">
          <draw:text-box>
            <text:p text:style-name="P5"><text:span text:style-name="T4">Hybrid-Float6.</text:span></text:p>
          </draw:text-box>
        </draw:frame>
        <draw:frame draw:style-name="gr13" draw:text-style-name="P12" draw:layer="layout" svg:width="8.89cm" svg:height="0.508cm" svg:x="0cm" svg:y="0.023cm">
          <draw:text-box>
            <text:p text:style-name="P5"><text:span text:style-name="T4">Standard computation. </text:span></text:p>
          </draw:text-box>
        </draw:frame>
        <draw:frame draw:style-name="gr9" draw:text-style-name="P10" draw:layer="layout" svg:width="0.239cm" svg:height="0.314cm" svg:x="0.034cm" svg:y="0.316cm">
          <draw:text-box>
            <text:p><text:span text:style-name="T4">a)</text:span></text:p>
          </draw:text-box>
        </draw:frame>
        <draw:frame draw:style-name="gr4" draw:text-style-name="P4" draw:layer="layout" svg:width="0.51cm" svg:height="0.284cm" svg:x="3.412cm" svg:y="5.398cm">
          <draw:text-box>
            <text:p text:style-name="P3"><text:span text:style-name="T1">6-b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8T20:25:41.991386312</dc:date>
    <meta:editing-duration>PT2H38M1S</meta:editing-duration>
    <meta:editing-cycles>25</meta:editing-cycles>
    <meta:document-statistic meta:object-count="51"/>
  </office:meta>
</office:document-meta>
</file>